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06e0" officeooo:paragraph-rsid="000206e0"/>
    </style:style>
    <style:style style:name="P2" style:family="paragraph" style:parent-style-name="Standard">
      <style:text-properties officeooo:rsid="0003657e" officeooo:paragraph-rsid="0003657e"/>
    </style:style>
    <style:style style:name="P3" style:family="paragraph" style:parent-style-name="Text_20_body">
      <style:paragraph-properties style:writing-mode="lr-tb"/>
    </style:style>
    <style:style style:name="P4" style:family="paragraph" style:parent-style-name="Heading_20_1">
      <style:text-properties officeooo:rsid="0003657e" officeooo:paragraph-rsid="000365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btsamara.wixsite.com/games/post/drawings-update-1" text:style-name="Internet_20_link" text:visited-style-name="Visited_20_Internet_20_Link">https://btsamara.wixsite.com/games/post/drawings-update-1</text:a>)</text:p>
      <text:p text:style-name="P1"/>
      <text:p text:style-name="P2">Publish Date: 07/13/2020</text:p>
      <text:p text:style-name="P2"/>
      <text:h text:style-name="P4" text:outline-level="1">Drawings (update #1)</text:h>
      <text:p text:style-name="P3"><text:bookmark text:name="viewer-foo"/>Hello,</text:p>
      <text:p text:style-name="P3"><text:bookmark text:name="viewer-3ponj"/>Here, I provide a little context about the process of my sketches. The two drawings of the woman were done with a live model, on large paper and an easel. They each took about 45-60 minutes in-class time and then another 30-60 minutes to finish the shading. The other drawings took longer and were focused more on contour lines. The rhinoceros took at least 6-8 hours over about 3-4 drawing sessions. This one was done relatively early on in my Intro to Drawing course. The other two, the set of hands and the Vitruvian Man were done in the later weeks of my Human Form Drawing course. I would estimate they both took at least 4 hours each. </text:p>
      <text:p text:style-name="P3"><text:bookmark text:name="viewer-82t01"/>These are all my after the fact estimations based on my recollectio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21:04.781586323</meta:creation-date>
    <dc:date>2021-10-12T20:28:35.239731203</dc:date>
    <meta:editing-duration>PT2M18S</meta:editing-duration>
    <meta:editing-cycles>3</meta:editing-cycles>
    <meta:generator>LibreOffice/7.1.6.2.0$Linux_X86_64 LibreOffice_project/10$Build-2</meta:generator>
    <meta:document-statistic meta:table-count="0" meta:image-count="0" meta:object-count="0" meta:page-count="1" meta:paragraph-count="6" meta:word-count="138" meta:character-count="819" meta:non-whitespace-character-count="686"/>
  </office:meta>
</office:document-meta>
</file>